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FreeMono3" svg:font-family="FreeMono" style:font-family-generic="modern" style:font-pitch="fixed"/>
    <style:font-face style:name="FreeMono2" svg:font-family="FreeMono" style:font-adornments="Negrita itálica"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Mono4" svg:font-family="FreeMono" style:font-family-generic="modern" style:font-pitch="variable"/>
    <style:font-face style:name="FreeMono" svg:font-family="FreeMono" style:font-adornments="Negrita" style:font-family-generic="modern" style:font-pitch="variable"/>
    <style:font-face style:name="FreeMono1" svg:font-family="FreeMono" style:font-adornments="Norm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P3" style:family="paragraph" style:parent-style-name="_21_Enunciado" style:master-page-name="HTML">
      <style:paragraph-properties style:page-number="auto"/>
      <style:text-properties fo:color="#ff0000" loext:opacity="100%" style:font-name="FreeMono" fo:font-size="12pt" fo:font-weight="bold" officeooo:rsid="00211fd5" officeooo:paragraph-rsid="00211fd5"/>
    </style:style>
    <style:style style:name="P4" style:family="paragraph" style:parent-style-name="_21_Enunciado">
      <style:text-properties officeooo:rsid="00178330" officeooo:paragraph-rsid="00178330"/>
    </style:style>
    <style:style style:name="P5" style:family="paragraph" style:parent-style-name="_21_Enunciado">
      <style:text-properties style:font-name="FreeMono1" fo:font-size="12pt" officeooo:rsid="00331e8f" officeooo:paragraph-rsid="00331e8f"/>
    </style:style>
    <style:style style:name="P6" style:family="paragraph" style:parent-style-name="_21_Enunciado">
      <style:text-properties officeooo:paragraph-rsid="00331e8f"/>
    </style:style>
    <style:style style:name="P7" style:family="paragraph" style:parent-style-name="_21_Enunciado">
      <style:text-properties officeooo:paragraph-rsid="00339ac5"/>
    </style:style>
    <style:style style:name="P8" style:family="paragraph" style:parent-style-name="_21_Enunciado">
      <style:text-properties officeooo:paragraph-rsid="003824a6"/>
    </style:style>
    <style:style style:name="P9" style:family="paragraph" style:parent-style-name="_21_Enunciado">
      <style:text-properties officeooo:rsid="003d2934" officeooo:paragraph-rsid="003d2934"/>
    </style:style>
    <style:style style:name="P10" style:family="paragraph" style:parent-style-name="_21_Enunciado">
      <style:text-properties officeooo:paragraph-rsid="004091dc"/>
    </style:style>
    <style:style style:name="P11" style:family="paragraph" style:parent-style-name="_21_Enunciado">
      <style:text-properties officeooo:rsid="00423099" officeooo:paragraph-rsid="00423099"/>
    </style:style>
    <style:style style:name="P12" style:family="paragraph" style:parent-style-name="_21_Enunciado">
      <style:text-properties officeooo:paragraph-rsid="00467d97"/>
    </style:style>
    <style:style style:name="P13" style:family="paragraph" style:parent-style-name="_21_Enunciado">
      <style:text-properties fo:font-style="italic" officeooo:rsid="0045a817" officeooo:paragraph-rsid="0045a817" style:font-style-asian="italic" style:font-style-complex="italic"/>
    </style:style>
    <style:style style:name="P14" style:family="paragraph" style:parent-style-name="_21_Enunciado">
      <style:text-properties officeooo:paragraph-rsid="00495e37"/>
    </style:style>
    <style:style style:name="P15" style:family="paragraph" style:parent-style-name="_21_Enunciado">
      <style:text-properties officeooo:rsid="004a46a3" officeooo:paragraph-rsid="00495e37"/>
    </style:style>
    <style:style style:name="P16" style:family="paragraph" style:parent-style-name="_21_Enunciado">
      <style:text-properties officeooo:paragraph-rsid="004a46a3"/>
    </style:style>
    <style:style style:name="P17" style:family="paragraph" style:parent-style-name="_21_Enunciado">
      <style:text-properties officeooo:rsid="004e2255" officeooo:paragraph-rsid="004e2255"/>
    </style:style>
    <style:style style:name="P18" style:family="paragraph" style:parent-style-name="_21_Enunciado">
      <style:paragraph-properties fo:break-before="page"/>
      <style:text-properties officeooo:paragraph-rsid="00439e29"/>
    </style:style>
    <style:style style:name="P19" style:family="paragraph" style:parent-style-name="_21_Respuesta">
      <style:text-properties officeooo:rsid="002397ba" officeooo:paragraph-rsid="002397ba"/>
    </style:style>
    <style:style style:name="P20" style:family="paragraph" style:parent-style-name="_21_Respuesta">
      <style:text-properties officeooo:rsid="00252489" officeooo:paragraph-rsid="00252489"/>
    </style:style>
    <style:style style:name="P21" style:family="paragraph" style:parent-style-name="_21_Respuesta">
      <style:text-properties officeooo:rsid="00252489" officeooo:paragraph-rsid="002593c2"/>
    </style:style>
    <style:style style:name="P22" style:family="paragraph" style:parent-style-name="_21_Respuesta">
      <style:text-properties officeooo:rsid="002593c2" officeooo:paragraph-rsid="002593c2"/>
    </style:style>
    <style:style style:name="P23" style:family="paragraph" style:parent-style-name="_21_Respuesta">
      <style:text-properties officeooo:rsid="0027b121" officeooo:paragraph-rsid="0027b121"/>
    </style:style>
    <style:style style:name="P24" style:family="paragraph" style:parent-style-name="_21_Respuesta">
      <style:text-properties officeooo:rsid="0027b9d7" officeooo:paragraph-rsid="0027b9d7"/>
    </style:style>
    <style:style style:name="P25" style:family="paragraph" style:parent-style-name="_21_Respuesta">
      <style:text-properties officeooo:rsid="0027f8db" officeooo:paragraph-rsid="0027f8db"/>
    </style:style>
    <style:style style:name="P26" style:family="paragraph" style:parent-style-name="_21_Respuesta">
      <style:text-properties officeooo:rsid="00296dcd" officeooo:paragraph-rsid="00296dcd"/>
    </style:style>
    <style:style style:name="P27" style:family="paragraph" style:parent-style-name="_21_Respuesta">
      <style:text-properties officeooo:rsid="00296dcd" officeooo:paragraph-rsid="002c646b"/>
    </style:style>
    <style:style style:name="P28" style:family="paragraph" style:parent-style-name="_21_Respuesta">
      <style:text-properties officeooo:rsid="002da63b" officeooo:paragraph-rsid="002da63b"/>
    </style:style>
    <style:style style:name="P29" style:family="paragraph" style:parent-style-name="_21_Respuesta">
      <style:text-properties style:font-name="FreeMono1" fo:font-size="12pt" officeooo:rsid="00305135" officeooo:paragraph-rsid="00305135"/>
    </style:style>
    <style:style style:name="P30" style:family="paragraph" style:parent-style-name="_21_Respuesta">
      <style:text-properties style:font-name="FreeMono1" fo:font-size="12pt" officeooo:rsid="00331e8f" officeooo:paragraph-rsid="00331e8f"/>
    </style:style>
    <style:style style:name="P31" style:family="paragraph" style:parent-style-name="_21_Respuesta">
      <style:text-properties officeooo:paragraph-rsid="003824a6"/>
    </style:style>
    <style:style style:name="P32" style:family="paragraph" style:parent-style-name="_21_Respuesta">
      <style:text-properties officeooo:paragraph-rsid="0039d5b9"/>
    </style:style>
    <style:style style:name="P33" style:family="paragraph" style:parent-style-name="_21_Respuesta">
      <style:text-properties officeooo:rsid="00423099" officeooo:paragraph-rsid="00423099"/>
    </style:style>
    <style:style style:name="P34" style:family="paragraph" style:parent-style-name="_21_Respuesta">
      <style:text-properties officeooo:rsid="00439e29" officeooo:paragraph-rsid="00439e29"/>
    </style:style>
    <style:style style:name="P35" style:family="paragraph" style:parent-style-name="_21_Respuesta">
      <style:text-properties officeooo:rsid="004572b0" officeooo:paragraph-rsid="004572b0"/>
    </style:style>
    <style:style style:name="P36" style:family="paragraph" style:parent-style-name="_21_Respuesta">
      <style:text-properties fo:font-style="italic" officeooo:rsid="0045a817" officeooo:paragraph-rsid="0045a817" style:font-style-asian="italic" style:font-style-complex="italic"/>
    </style:style>
    <style:style style:name="P37" style:family="paragraph" style:parent-style-name="_21_Respuesta">
      <style:text-properties officeooo:rsid="00495e37" officeooo:paragraph-rsid="00495e37"/>
    </style:style>
    <style:style style:name="P38" style:family="paragraph" style:parent-style-name="_21_Respuesta">
      <style:text-properties officeooo:rsid="00495e37" officeooo:paragraph-rsid="004b0172"/>
    </style:style>
    <style:style style:name="P39" style:family="paragraph" style:parent-style-name="_21_Respuesta">
      <style:text-properties officeooo:rsid="004c8832" officeooo:paragraph-rsid="004d5dab"/>
    </style:style>
    <style:style style:name="T1" style:family="text">
      <style:text-properties style:font-name="FreeMono4" fo:font-size="11pt" style:font-size-asian="11pt" style:font-size-complex="11pt"/>
    </style:style>
    <style:style style:name="T2" style:family="text">
      <style:text-properties style:font-name="FreeMono4" fo:font-size="11pt" officeooo:rsid="0011b881" style:font-size-asian="11pt" style:font-size-complex="11pt"/>
    </style:style>
    <style:style style:name="T3" style:family="text">
      <style:text-properties style:font-name="FreeMono4" fo:font-size="11pt" officeooo:rsid="001c4cd6" style:font-size-asian="11pt" style:font-size-complex="11pt"/>
    </style:style>
    <style:style style:name="T4" style:family="text">
      <style:text-properties fo:color="#ff0000" loext:opacity="100%"/>
    </style:style>
    <style:style style:name="T5" style:family="text">
      <style:text-properties fo:color="#ff0000" loext:opacity="100%" style:font-name="FreeMono" fo:font-size="12pt" fo:font-weight="bold" officeooo:rsid="00331e8f"/>
    </style:style>
    <style:style style:name="T6" style:family="text">
      <style:text-properties fo:color="#ff0000" loext:opacity="100%" style:font-name="FreeMono" fo:font-size="12pt" fo:font-weight="bold" officeooo:rsid="00339ac5"/>
    </style:style>
    <style:style style:name="T7" style:family="text">
      <style:text-properties fo:color="#ff0000" loext:opacity="100%" style:font-name="FreeMono" fo:font-size="12pt" fo:font-weight="bold" officeooo:rsid="003824a6"/>
    </style:style>
    <style:style style:name="T8" style:family="text">
      <style:text-properties fo:color="#ff0000" loext:opacity="100%" style:font-name="FreeMono" fo:font-size="12pt" fo:font-weight="bold" officeooo:rsid="004091dc"/>
    </style:style>
    <style:style style:name="T9" style:family="text">
      <style:text-properties fo:color="#ff0000" loext:opacity="100%" style:font-name="FreeMono" fo:font-size="12pt" fo:font-weight="bold" officeooo:rsid="0043b96b"/>
    </style:style>
    <style:style style:name="T10" style:family="text">
      <style:text-properties fo:color="#ff0000" loext:opacity="100%" style:font-name="FreeMono" fo:font-size="12pt" fo:font-weight="bold" officeooo:rsid="00467d97"/>
    </style:style>
    <style:style style:name="T11" style:family="text">
      <style:text-properties fo:color="#ff0000" loext:opacity="100%" style:font-name="FreeMono" fo:font-size="12pt" fo:font-weight="bold" officeooo:rsid="00495e37"/>
    </style:style>
    <style:style style:name="T12" style:family="text">
      <style:text-properties fo:color="#ff0000" loext:opacity="100%" style:font-name="FreeMono" fo:font-size="12pt" fo:font-weight="bold" officeooo:rsid="004a46a3"/>
    </style:style>
    <style:style style:name="T13" style:family="text">
      <style:text-properties officeooo:rsid="00208e22"/>
    </style:style>
    <style:style style:name="T14" style:family="text">
      <style:text-properties officeooo:rsid="00211fd5"/>
    </style:style>
    <style:style style:name="T15" style:family="text">
      <style:text-properties style:font-name="FreeMono1" fo:font-size="12pt"/>
    </style:style>
    <style:style style:name="T16" style:family="text">
      <style:text-properties style:font-name="FreeMono1" fo:font-size="12pt" officeooo:rsid="002f721b"/>
    </style:style>
    <style:style style:name="T17" style:family="text">
      <style:text-properties style:font-name="FreeMono1" fo:font-size="12pt" officeooo:rsid="0039d5b9"/>
    </style:style>
    <style:style style:name="T18" style:family="text">
      <style:text-properties officeooo:rsid="0025d518"/>
    </style:style>
    <style:style style:name="T19" style:family="text">
      <style:text-properties officeooo:rsid="0027b121"/>
    </style:style>
    <style:style style:name="T20" style:family="text">
      <style:text-properties fo:color="#0000ff" loext:opacity="100%" style:font-name="FreeMono" fo:font-size="12pt" fo:font-weight="bold" officeooo:rsid="002aa6af"/>
    </style:style>
    <style:style style:name="T21" style:family="text">
      <style:text-properties fo:color="#0000ff" loext:opacity="100%" style:font-name="FreeMono" fo:font-size="12pt" fo:font-weight="bold" officeooo:rsid="00331e8f"/>
    </style:style>
    <style:style style:name="T22" style:family="text">
      <style:text-properties fo:color="#0000ff" loext:opacity="100%" style:font-name="FreeMono" fo:font-size="12pt" fo:font-weight="bold" officeooo:rsid="00339ac5"/>
    </style:style>
    <style:style style:name="T23" style:family="text">
      <style:text-properties fo:color="#0000ff" loext:opacity="100%" style:font-name="FreeMono" fo:font-size="12pt" fo:font-weight="bold" officeooo:rsid="003824a6"/>
    </style:style>
    <style:style style:name="T24" style:family="text">
      <style:text-properties officeooo:rsid="002aa6af"/>
    </style:style>
    <style:style style:name="T25" style:family="text">
      <style:text-properties officeooo:rsid="00305135"/>
    </style:style>
    <style:style style:name="T26" style:family="text">
      <style:text-properties officeooo:rsid="00339ac5"/>
    </style:style>
    <style:style style:name="T27" style:family="text">
      <style:text-properties officeooo:rsid="0034c198"/>
    </style:style>
    <style:style style:name="T28" style:family="text">
      <style:text-properties fo:color="#000000" loext:opacity="100%" fo:font-weight="normal" style:font-weight-asian="normal" style:font-weight-complex="normal"/>
    </style:style>
    <style:style style:name="T29" style:family="text">
      <style:text-properties fo:color="#000000" loext:opacity="100%" fo:font-weight="normal" officeooo:rsid="0034c669" style:font-weight-asian="normal" style:font-weight-complex="normal"/>
    </style:style>
    <style:style style:name="T30" style:family="text">
      <style:text-properties fo:color="#000000" loext:opacity="100%" style:font-name="FreeMono1" fo:font-size="12pt" fo:font-weight="normal" style:font-weight-asian="normal" style:font-weight-complex="normal"/>
    </style:style>
    <style:style style:name="T31" style:family="text">
      <style:text-properties fo:color="#000000" loext:opacity="100%" style:font-name="FreeMono1" fo:font-size="12pt" fo:font-weight="normal" officeooo:rsid="0039d5b9" style:font-weight-asian="normal" style:font-weight-complex="normal"/>
    </style:style>
    <style:style style:name="T32" style:family="text">
      <style:text-properties fo:color="#000000" loext:opacity="100%" style:font-name="FreeMono1" fo:font-size="12pt" fo:font-weight="normal" officeooo:rsid="0045a817" style:font-weight-asian="normal" style:font-weight-complex="normal"/>
    </style:style>
    <style:style style:name="T33" style:family="text">
      <style:text-properties fo:color="#000000" loext:opacity="100%" style:font-name="FreeMono1" fo:font-size="12pt" fo:font-weight="normal" officeooo:rsid="004b0172" style:font-weight-asian="normal" style:font-weight-complex="normal"/>
    </style:style>
    <style:style style:name="T34" style:family="text">
      <style:text-properties fo:color="#000000" loext:opacity="100%" style:font-name="FreeMono1" fo:font-size="12pt" fo:font-weight="normal" officeooo:rsid="004cd92f" style:font-weight-asian="normal" style:font-weight-complex="normal"/>
    </style:style>
    <style:style style:name="T35" style:family="text">
      <style:text-properties fo:color="#000000" loext:opacity="100%" style:font-name="FreeMono1" fo:font-size="12pt" fo:font-weight="normal" officeooo:rsid="004d5dab" style:font-weight-asian="normal" style:font-weight-complex="normal"/>
    </style:style>
    <style:style style:name="T36" style:family="text">
      <style:text-properties officeooo:rsid="0039d5b9"/>
    </style:style>
    <style:style style:name="T37" style:family="text">
      <style:text-properties officeooo:rsid="003baf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ESTIONES UNIDAD 2</text:p>
      <text:p text:style-name="P4"><text:span text:style-name="T4">1.- </text:span><text:span text:style-name="T14">D</text:span>ados los siguientes nombres de identificador que se van a utilizar en un programa escrito en JAVA, di cuales de ellos son correctos y cuales no, y justifica porqué son incorrectos:</text:p>
      <text:p text:style-name="P28">Aclarir que en los casos <text:span text:style-name="T16">en los que se respetan los caracteres permitidos</text:span>, aunque esté incorrectamente escrito, el compilador no advertiría ningún tipo de error.</text:p>
      <text:p text:style-name="_21_Enunciado">LaCasaDeLaPradera</text:p>
      <text:p text:style-name="P19">En el caso de que sea el identificador de una clase, es correcto ya que estas tienen que empezar por mayúscula, si es, por ejemplo, una variable es incorrecto, ya que deben empezar con mínuscula.</text:p>
      <text:p text:style-name="_21_Enunciado">El hombre sin rostro</text:p>
      <text:p text:style-name="P19">Incorrecto, no se pueden dejar espacios.</text:p>
      <text:p text:style-name="_21_Enunciado">3Deseos</text:p>
      <text:p text:style-name="P19">Incorrecto, no se puede empezar el identificador por un número.</text:p>
      <text:p text:style-name="_21_Enunciado">TresDeseos</text:p>
      <text:p text:style-name="P19">En el caso de que sea el identificador de una clase, es correcto ya que estas tienen que empezar por mayúscula, si es, por ejemplo, una variable es incorrecto, ya que deben empezar con mínuscula.</text:p>
      <text:p text:style-name="_21_Enunciado">_4</text:p>
      <text:p text:style-name="P20">Correcto, aunque no <text:span text:style-name="T15">parece</text:span> un nombre muy identificativo.</text:p>
      <text:p text:style-name="_21_Enunciado">$</text:p>
      <text:p text:style-name="P21">Correcto, aunque no <text:span text:style-name="T15">parece</text:span> un nombre muy identificativo.</text:p>
      <text:p text:style-name="_21_Enunciado">$ganado</text:p>
      <text:p text:style-name="P22">Correcto.</text:p>
      <text:p text:style-name="_21_Enunciado"><text:span text:style-name="T18">p</text:span>ublic</text:p>
      <text:p text:style-name="P22">Incorrecto, es una palabra reservada.</text:p>
      <text:p text:style-name="_21_Enunciado"><text:span text:style-name="T18">u</text:span>nacarta</text:p>
      <text:p text:style-name="P22">Incorrecto, se debe utilizar el “camel case”.</text:p>
      <text:p text:style-name="_21_Enunciado"><text:span text:style-name="T18">m</text:span>is2escritos</text:p>
      <text:p text:style-name="P23">Incorrecto, la palabra “escritos” debería empezar en mayúscula.</text:p>
      <text:p text:style-name="_21_Enunciado">es_un_mensaje</text:p>
      <text:p text:style-name="P23">Incorrecto, se debe evitar el uso de ‘_’</text:p>
      <text:p text:style-name="_21_Enunciado">no_vale nada</text:p>
      <text:p text:style-name="P23">Incorrecto, se debe evitar el uso de ‘_’, y no se pueden dejar espacios en blanco.</text:p>
      <text:p text:style-name="_21_Enunciado">__________ejemplo__________</text:p>
      <text:p text:style-name="P24">Incorrecto, <text:span text:style-name="T19">se debe evitar el uso de ‘_’, </text:span>además no tiene sentido.</text:p>
      <text:p text:style-name="_21_Enunciado">mi-programa</text:p>
      <text:p text:style-name="P25">Incorrecto, no se debe usar ‘-’</text:p>
      <text:p text:style-name="_21_Enunciado">¿cuantos?</text:p>
      <text:p text:style-name="P25"><text:soft-page-break/>Incorrecto, no se debe usar los signos de interrogación ni exclamación.</text:p>
      <text:p text:style-name="_21_Enunciado">El%Descontado</text:p>
      <text:p text:style-name="P26">Incorrecto, no se debe usar el signo de porcentage.</text:p>
      <text:p text:style-name="_21_Enunciado"><text:span text:style-name="T20">a</text:span>150PORHORA</text:p>
      <text:p text:style-name="P26"><text:span text:style-name="T24">I</text:span>ncorrecto, pues no respeta el “camel case”.</text:p>
      <text:p text:style-name="_21_Enunciado">TengoMUCHO$$$</text:p>
      <text:p text:style-name="P27"><text:span text:style-name="T24">I</text:span>ncorrecto, pues no respeta el “camel case”.</text:p>
      <text:p text:style-name="_21_Enunciado">quieroUNAsolución</text:p>
      <text:p text:style-name="P27"><text:span text:style-name="T24">I</text:span>ncorrecto, pues no respeta el “camel case”.</text:p>
      <text:p text:style-name="_21_Enunciado"><text:span text:style-name="T4"/></text:p>
      <text:p text:style-name="_21_Enunciado"><text:span text:style-name="T4">2.- </text:span><text:span text:style-name="T25">¿Qué es una palabra reservada?</text:span></text:p>
      <text:p text:style-name="P29">Son aquellos identificadores que el programador no puede usar para nombrar sus clases, variables, constantes o métodos, porque tienen un significado especial para el lenguaje de programación.</text:p>
      <text:p text:style-name="P6"><text:span text:style-name="T4"/></text:p>
      <text:p text:style-name="P6"><text:span text:style-name="T5">3</text:span><text:span text:style-name="T4">.- </text:span><text:span text:style-name="T21">Diferencia entre variable y constante</text:span></text:p>
      <text:p text:style-name="P30">Una variable es un espacio de memoria que contiene valores que se pueden modificar durante la ejecución del programa, las constantes solo pueden adoptar un único valor <text:span text:style-name="T26">y lo mantienen </text:span>durante <text:span text:style-name="T26">toda </text:span>la ejecución.</text:p>
      <text:p text:style-name="P5"/>
      <text:p text:style-name="P7"><text:span text:style-name="T6">4</text:span><text:span text:style-name="T4">.- </text:span><text:span text:style-name="T21">Indica de menor a mayor tamaño los tipos enteros en Java y la capacidad</text:span><text:span text:style-name="T22"> </text:span><text:span text:style-name="T21">mínima y máxima de los mismos.</text:span></text:p>
      <text:p text:style-name="_21_Respuesta"><text:span text:style-name="T27">b</text:span>yte → -128 a 127</text:p>
      <text:p text:style-name="_21_Respuesta">short → -32768 a 32767</text:p>
      <text:p text:style-name="P32">int → -<text:span text:style-name="T36">2147483648 a <text:s/>2147483647</text:span></text:p>
      <text:p text:style-name="P32">long → <text:span text:style-name="T31">-9223372036854775808 a <text:s/>9223372036854775807</text:span></text:p>
      <text:p text:style-name="P9"><text:span text:style-name="T29">F</text:span><text:span text:style-name="T28">uente: </text:span><text:a xlink:type="simple" xlink:href="https://docs.oracle.com/javase/7/docs/api/constant-values.html#java.lang.Float.POSITIVE_INFINITY" text:style-name="Internet_20_link" text:visited-style-name="Visited_20_Internet_20_Link">API de Java</text:a></text:p>
      <text:p text:style-name="P8"><text:span text:style-name="T7">5</text:span><text:span text:style-name="T4">.- </text:span><text:span text:style-name="T21">Indica de menor a mayor tamaño los tipos </text:span><text:span text:style-name="T23">reales</text:span><text:span text:style-name="T21"> en Java y la capacidad</text:span><text:span text:style-name="T22"> </text:span><text:span text:style-name="T21">mínima y máxima de los mismos.</text:span></text:p>
      <text:p text:style-name="P31"><text:span text:style-name="T17">Float</text:span> → 1.1754943508222875E-38 <text:span text:style-name="T37">a</text:span> 3.4028234663852886E38</text:p>
      <text:p text:style-name="P31"><text:span text:style-name="T17">double</text:span> → 2.2250738585072014E-308 <text:span text:style-name="T37">a </text:span>1.7976931348623157E308</text:p>
      <text:p text:style-name="_21_Respuesta"><text:span text:style-name="T29">F</text:span><text:span text:style-name="T28">uente: </text:span><text:a xlink:type="simple" xlink:href="https://docs.oracle.com/javase/7/docs/api/constant-values.html#java.lang.Float.POSITIVE_INFINITY" text:style-name="Internet_20_link" text:visited-style-name="Visited_20_Internet_20_Link">API de Java</text:a></text:p>
      <text:p text:style-name="_21_Enunciado"><text:span text:style-name="T28"/></text:p>
      <text:p text:style-name="P10"><text:span text:style-name="T8">6</text:span><text:span text:style-name="T4">.- </text:span><text:span text:style-name="T21">El tipo lógico o booleano, admite dos valores posibles. ¿Cuales?</text:span></text:p>
      <text:p text:style-name="P33"><text:span text:style-name="T31">T</text:span><text:span text:style-name="T30">rue o False (1 o 0)</text:span></text:p>
      <text:p text:style-name="P11"><text:span text:style-name="T30"/></text:p>
      <text:p text:style-name="P34"><text:span text:style-name="T30"/></text:p>
      <text:p text:style-name="P18"><text:span text:style-name="T9">7</text:span><text:span text:style-name="T4">.- </text:span><text:span text:style-name="T21">Existe el tipo cadena en Java. ¿Cómo se especifican?. Escribe una instrucción que muestre en pantalla la siguiente frase:</text:span></text:p>
      <text:p text:style-name="P35"><text:span text:style-name="T31">C</text:span><text:span text:style-name="T30">on la clase String, </text:span><text:span text:style-name="T32">los valores van entre comilla doble</text:span><text:span text:style-name="T30">.</text:span></text:p>
      <text:p text:style-name="P13"><text:span text:style-name="T30">String cadena = “dentro de la frase es utilizando los caracteres especiales”;</text:span></text:p>
      <text:p text:style-name="P36"><text:span text:style-name="T30">System.out.print(cadena);</text:span></text:p>
      <text:p text:style-name="P12"><text:span text:style-name="T32"/></text:p>
      <text:p text:style-name="P12"><text:span text:style-name="T10">8</text:span><text:span text:style-name="T4">.- </text:span><text:span text:style-name="T21">¿Cómo escribimos en una expresión el número 16.55 en forma exponencial en JAVA?</text:span></text:p>
      <text:p text:style-name="P39"><text:span text:style-name="T34">Utilizando notación científica, c</text:span><text:span text:style-name="T30">on la letra ‘E’.</text:span></text:p>
      <text:p text:style-name="P39"><text:span text:style-name="T35">P</text:span><text:span text:style-name="T30">or ejemplo 16.55 = 1655E-2 = 0.1644E+2</text:span></text:p>
      <text:p text:style-name="P17"><text:span text:style-name="T31"/></text:p>
      <text:p text:style-name="P14"><text:span text:style-name="T11">9</text:span><text:span text:style-name="T4">.- </text:span><text:span text:style-name="T21">¿Cómo decimos en una expresión en JAVA que el número entero 2345 es un entero largo?</text:span></text:p>
      <text:p text:style-name="P37"><text:span text:style-name="T30">Con la letra ‘L’ al final (2345L).</text:span></text:p>
      <text:p text:style-name="P15"><text:span text:style-name="T30"/></text:p>
      <text:p text:style-name="P16"><text:span text:style-name="T12">10</text:span><text:span text:style-name="T4">.- </text:span><text:span text:style-name="T21">Por defecto, los números reales introducidos en una expresión son del tipo DOUBLE, como indicamos que el 0.5 es del tipo FLOAT?</text:span></text:p>
      <text:p text:style-name="P38"><text:span text:style-name="T30">Con la letra ‘</text:span><text:span text:style-name="T33">f</text:span><text:span text:style-name="T30">’ al final (2345</text:span><text:span text:style-name="T33">f</text:span><text:span text:style-name="T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FreeMono3" svg:font-family="FreeMono" style:font-family-generic="modern" style:font-pitch="fixed"/>
    <style:font-face style:name="FreeMono2" svg:font-family="FreeMono" style:font-adornments="Negrita itálica"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Mono4" svg:font-family="FreeMono" style:font-family-generic="modern" style:font-pitch="variable"/>
    <style:font-face style:name="FreeMono" svg:font-family="FreeMono" style:font-adornments="Negrita" style:font-family-generic="modern" style:font-pitch="variable"/>
    <style:font-face style:name="FreeMono1" svg:font-family="FreeMono" style:font-adornments="Norm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FreeMono2" fo:font-family="FreeMono" style:font-style-name="Negrita itálica" style:font-family-generic="modern" style:font-pitch="fixed" fo:font-size="12pt" fo:font-style="italic" fo:font-weight="bold"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1" fo:font-family="FreeMono" style:font-style-name="Normal" style:font-family-generic="modern"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1" fo:font-family="FreeMono" style:font-style-name="Normal" style:font-family-generic="modern" style:font-pitch="variable"/>
    </style:style>
    <style:style style:name="_21_Enunciado" style:display-name="!Enunciado" style:family="paragraph" style:parent-style-name="Standard" style:next-style-name="_21_Respuesta" style:master-page-name="">
      <style:paragraph-properties fo:margin-top="0cm" fo:margin-bottom="0.3cm" style:contextual-spacing="false" fo:text-align="justify" style:justify-single-word="false" style:page-number="auto"/>
      <style:text-properties fo:color="#0000ff" loext:opacity="100%" style:font-name="FreeMono" fo:font-family="FreeMono" style:font-style-name="Negrita" style:font-family-generic="modern" style:font-pitch="variable" fo:font-size="12pt" fo:font-weight="bold"/>
    </style:style>
    <style:style style:name="_21_Respuesta" style:display-name="!Respuesta" style:family="paragraph" style:parent-style-name="Standard" style:next-style-name="_21_Enunciado" style:master-page-name="">
      <style:paragraph-properties fo:margin-top="0cm" fo:margin-bottom="0.199cm" style:contextual-spacing="false" fo:text-align="justify" style:justify-single-word="false" style:page-number="auto"/>
      <style:text-properties style:font-name="FreeMono1" fo:font-family="FreeMono" style:font-style-name="Normal" style:font-family-generic="modern" style:font-pitch="variable" fo:font-size="1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M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MT1" style:family="text">
      <style:text-properties officeooo:rsid="00208e22"/>
    </style:style>
    <style:style style:name="MT2" style:family="text">
      <style:text-properties style:font-name="FreeMono4" fo:font-size="11pt" style:font-size-asian="11pt" style:font-size-complex="11pt"/>
    </style:style>
    <style:style style:name="MT3" style:family="text">
      <style:text-properties style:font-name="FreeMono4" fo:font-size="11pt" officeooo:rsid="0011b881" style:font-size-asian="11pt" style:font-size-complex="11pt"/>
    </style:style>
    <style:style style:name="MT4" style:family="text">
      <style:text-properties style:font-name="FreeMono4" fo:font-size="11pt" officeooo:rsid="001c4cd6"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MP1"><text:file-name text:display="name">cuestionesU2</text:file-name><text:s/>- <text:span text:style-name="MT1">PRO</text:span></text:p>
        <text:p text:style-name="MP1"><text:date style:data-style-name="N37" text:date-value="2021-09-23T13:20:12.372138490" text:fixed="true">23/09/21</text:date></text:p>
      </style:header>
      <style:footer>
        <text:p text:style-name="MP2"><text:s text:c="3"/><text:tab/><text:span text:style-name="MT2">Página </text:span><text:span text:style-name="MT2"><text:page-number text:select-page="current">1</text:page-number></text:span><text:span text:style-name="MT2"><text:s/></text:span><text:span text:style-name="MT3">de </text:span><text:span text:style-name="MT3"><text:page-count>3</text:page-count></text:span><text:span text:style-name="MT2"><text:tab/> <text:s text:c="9"/>Víctor Piles </text:span><text:span text:style-name="MT4">6J</text:span></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13:20:13.510996032</meta:creation-date>
    <meta:editing-duration>PT55M7S</meta:editing-duration>
    <meta:editing-cycles>46</meta:editing-cycles>
    <meta:generator>LibreOffice/7.1.5.2$Linux_X86_64 LibreOffice_project/10$Build-2</meta:generator>
    <dc:date>2021-09-23T14:15:40.013954306</dc:date>
    <meta:document-statistic meta:table-count="0" meta:image-count="0" meta:object-count="0" meta:page-count="3" meta:paragraph-count="71" meta:word-count="594" meta:character-count="3656" meta:non-whitespace-character-count="3116"/>
  </office:meta>
</office:document-meta>
</file>